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text-properties fo:font-style="normal" style:font-style-asian="normal" style:font-style-complex="normal"/>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fo:text-align="center" style:justify-single-word="false" style:writing-mode="lr-tb"/>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22" style:family="paragraph" style:parent-style-name="Div">
      <style:paragraph-properties fo:margin-top="0in" fo:margin-bottom="0.0402in" fo:text-align="center" style:justify-single-word="false" style:writing-mode="lr-tb"/>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3" style:family="paragraph" style:parent-style-name="Div">
      <style:paragraph-properties fo:margin-top="0in" fo:margin-bottom="0.0402in" fo:text-align="center" style:justify-single-word="false" style:writing-mode="lr-tb"/>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4" style:family="paragraph" style:parent-style-name="Div">
      <style:paragraph-properties fo:margin-top="0in" fo:margin-bottom="0.0402in" style:writing-mode="lr-tb"/>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P25" style:family="paragraph" style:parent-style-name="Div">
      <style:paragraph-properties fo:margin-top="0in" fo:margin-bottom="0.0402in" fo:text-align="center" style:justify-single-word="false" style:writing-mode="lr-tb"/>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P26" style:family="paragraph" style:parent-style-name="Standard">
      <style:paragraph-properties fo:margin-left="0.4252in" fo:margin-right="0in" fo:margin-top="0in" fo:margin-bottom="0.0402in" fo:text-indent="0in" style:auto-text-indent="false" style:writing-mode="lr-tb"/>
    </style:style>
    <style:style style:name="P27" style:family="paragraph" style:parent-style-name="Div">
      <style:paragraph-properties fo:margin-left="0.4252in" fo:margin-right="0in" fo:margin-top="0in" fo:margin-bottom="0.0402in" fo:text-indent="0in" style:auto-text-indent="false" style:writing-mode="lr-tb"/>
    </style:style>
    <style:style style:name="P28"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paragraph-properties fo:margin-left="0.4417in" fo:margin-right="0in" fo:margin-top="0in" fo:margin-bottom="0.0402in" fo:text-indent="0in" style:auto-text-indent="false" style:writing-mode="lr-tb"/>
    </style:style>
    <style:style style:name="P30"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31"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2"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3"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paragraph-properties fo:margin-left="0.4165in" fo:margin-right="0.5917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8" style:family="paragraph" style:parent-style-name="Div" style:master-page-name="Standard">
      <style:paragraph-properties fo:margin-top="0in" fo:margin-bottom="0.0402in" fo:text-align="center" style:justify-single-word="false" style:page-number="auto" style:writing-mode="lr-tb"/>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orashon</text:p>
      <text:p text:style-name="P21"/>
      <text:p text:style-name="P22">The Open Source Musical</text:p>
      <text:p text:style-name="P22"/>
      <text:p text:style-name="P23">Words, Music, Lyrics by: </text:p>
      <text:p text:style-name="P25">Morashon</text:p>
      <text:p text:style-name="P24"/>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oft-page-break/><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oft-page-break/><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30">It was a starry night</text:p>
      <text:p text:style-name="P30">In mid July</text:p>
      <text:p text:style-name="P30">We were a lonely girl</text:p>
      <text:p text:style-name="P30">A lonely guy</text:p>
      <text:p text:style-name="P30">A lonely star was passing by</text:p>
      <text:p text:style-name="P29"><text:span text:style-name="T1">Starlite</text:span><text:span text:style-name="T4">tm</text:span><text:span text:style-name="T1"> was touching you &amp; I</text:span></text:p>
      <text:p text:style-name="P30"/>
      <text:p text:style-name="P30">We told the Moon, be still</text:p>
      <text:p text:style-name="P30">And light our way</text:p>
      <text:p text:style-name="P30">We told the Earth to stop</text:p>
      <text:p text:style-name="P30">And hold the day</text:p>
      <text:p text:style-name="P30">We told the Sun to stay away</text:p>
      <text:p text:style-name="P29"><text:span text:style-name="T1">We told him Starlite</text:span><text:span text:style-name="T4">tm</text:span><text:span text:style-name="T1"> was OK</text:span></text:p>
      <text:p text:style-name="P30"/>
      <text:p text:style-name="P30">Something is strange</text:p>
      <text:p text:style-name="P30">Something has changed</text:p>
      <text:p text:style-name="P29"><text:span text:style-name="T1">Starlite</text:span><text:span text:style-name="T4">tm</text:span><text:span text:style-name="T1"> has turned to day</text:span></text:p>
      <text:p text:style-name="P30"/>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we bother?</text:p>
      <text:p text:style-name="P16">(pause)</text:p>
      <text:p text:style-name="P16">_Annai: What else is there?  To do, I mean.</text:p>
      <text:p text:style-name="P16">_Thisone: I don't know -- you must have a life.</text:p>
      <text:p text:style-name="P16"><text:soft-page-break/>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Sometimes it's hard to focus.</text:p>
      <text:p text:style-name="P16">_Annai: Huh.. Do you have ADHD?</text:p>
      <text:p text:style-name="P16">_Thisone: Not diagnosed, but probably, yeah.</text:p>
      <text:p text:style-name="P16">_Annai: They have drugs for that sort of thing.  You should look into it.</text:p>
      <text:p text:style-name="P16">_Thisone: Maybe I will.</text:p>
      <text:p text:style-name="P16"/>
      <text:p text:style-name="P17">Music swells in background; Ogre sings another verse</text:p>
      <text:p text:style-name="P30">It was a misty morning afternoon</text:p>
      <text:p text:style-name="P30">The sun was shining on the bride and groom</text:p>
      <text:p text:style-name="P30">We kissed till midnight, danced till noon</text:p>
      <text:p text:style-name="P29"><text:span text:style-name="T1">Under the Starlite</text:span><text:span text:style-name="T4">tm</text:span><text:span text:style-name="T1">  in our room</text:span></text:p>
      <text:p text:style-name="P29"/>
      <text:p text:style-name="P16">_Annai: I like this song.  It's a bit sappy.</text:p>
      <text:p text:style-name="P16">_Thisone: Yes,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5">If you try to dance to this</text:p>
      <text:p text:style-name="P15">You may find things quite amiss</text:p>
      <text:p text:style-name="P15">You may find that things will change in time</text:p>
      <text:p text:style-name="P15">Turning sour the taste you thought was fine</text:p>
      <text:p text:style-name="P15"/>
      <text:p text:style-name="P15">I can't tell you what you know</text:p>
      <text:p text:style-name="P15">I can't show you where to go</text:p>
      <text:p text:style-name="P15">I can't say what you will have to do</text:p>
      <text:p text:style-name="P15">I can't teach you how to best be you</text:p>
      <text:p text:style-name="P15"/>
      <text:p text:style-name="P15">If I say to think out loud</text:p>
      <text:p text:style-name="P15">Stars in trees and sunset cloud</text:p>
      <text:p text:style-name="P15"><text:soft-page-break/>Will your brain begin to understand?</text:p>
      <text:p text:style-name="P15">Is it just the pair that makes the man?</text:p>
      <text:p text:style-name="P15"/>
      <text:p text:style-name="P15">Can you hear me talk to you?</text:p>
      <text:p text:style-name="P15">Can you tell me what to do?</text:p>
      <text:p text:style-name="P15">Can you let me go my merry way</text:p>
      <text:p text:style-name="P15">Nothing happens to disturb your day</text:p>
      <text:p text:style-name="P15"/>
      <text:p text:style-name="P15">If I let you dance to this</text:p>
      <text:p text:style-name="P15">You may find your only bliss</text:p>
      <text:p text:style-name="P15">You may realize that you'r'e feeling fine</text:p>
      <text:p text:style-name="P15">Happy now, contented for all time</text:p>
      <text:p text:style-name="P15"/>
      <text:p text:style-name="P15">If I teach you you're OK</text:p>
      <text:p text:style-name="P15">Will you thank me every day?</text:p>
      <text:p text:style-name="P15">Pour a drink and toast it to my name</text:p>
      <text:p text:style-name="P15">Keep my memory alive in fame</text:p>
      <text:p text:style-name="P15"/>
      <text:p text:style-name="P15">Nothing can prepare you for</text:p>
      <text:p text:style-name="P15">What you'll see behind that door</text:p>
      <text:p text:style-name="P15">No my friend, I cannot take you there</text:p>
      <text:p text:style-name="P15">This is not a thing that two can share</text:p>
      <text:p text:style-name="P15"/>
      <text:p text:style-name="P15">If your mind can dance to this</text:p>
      <text:p text:style-name="P15">You might feel that hidden kiss</text:p>
      <text:p text:style-name="P15">Then you'll know how we all change in time</text:p>
      <text:p text:style-name="P15">Wind that blows in</text:p>
      <text:p text:style-name="P15">May just blow your mind</text:p>
      <text:p text:style-name="P15"/>
      <text:p text:style-name="P15">Ooh,</text:p>
      <text:p text:style-name="P15">Ooh, changing time</text:p>
      <text:p text:style-name="P15">Ooh,</text:p>
      <text:p text:style-name="P15">Ooh, changing time</text:p>
      <text:p text:style-name="P15"/>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or DJ getup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text:soft-page-break/>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OK... I guess I've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text:soft-page-break/>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song: Give it all to me</text:p>
      <text:p text:style-name="P28"><text:soft-page-break/></text:p>
      <text:p text:style-name="P28">Give it all to me</text:p>
      <text:p text:style-name="P28">Let it all go free</text:p>
      <text:p text:style-name="P28">Give me all your dreams</text:p>
      <text:p text:style-name="P28">You're bursting at the seams</text:p>
      <text:p text:style-name="P28"/>
      <text:p text:style-name="P28">Give it all to me</text:p>
      <text:p text:style-name="P28">Everything you are</text:p>
      <text:p text:style-name="P28">Let me be your guide</text:p>
      <text:p text:style-name="P28">I'll be your shining star</text:p>
      <text:p text:style-name="P28"/>
      <text:p text:style-name="P28">I gave you hope</text:p>
      <text:p text:style-name="P28">I gave you love</text:p>
      <text:p text:style-name="P28">I gave you life</text:p>
      <text:p text:style-name="P28">I gave you pride</text:p>
      <text:p text:style-name="P28">I gave you strength</text:p>
      <text:p text:style-name="P28">To carry on</text:p>
      <text:p text:style-name="P28">Give me one</text:p>
      <text:p text:style-name="P28">Reason why</text:p>
      <text:p text:style-name="P28"/>
      <text:p text:style-name="P28">Give it all to me</text:p>
      <text:p text:style-name="P28">Everything you see</text:p>
      <text:p text:style-name="P28">Give me what's inside</text:p>
      <text:p text:style-name="P28">So I can feel alive</text:p>
      <text:p text:style-name="P28"/>
      <text:p text:style-name="P28">Show me now</text:p>
      <text:p text:style-name="P28">What it's for</text:p>
      <text:p text:style-name="P28">What's at stake</text:p>
      <text:p text:style-name="P28">What's the point</text:p>
      <text:p text:style-name="P28">I gave you more</text:p>
      <text:p text:style-name="P28">Than you deserve</text:p>
      <text:p text:style-name="P28">Give me back</text:p>
      <text:p text:style-name="P28">What you stole</text:p>
      <text:p text:style-name="P28"/>
      <text:p text:style-name="P28">Give it all to me</text:p>
      <text:p text:style-name="P28">Pieces of your soul</text:p>
      <text:p text:style-name="P28">Every little thing</text:p>
      <text:p text:style-name="P28">Helps to make me whole</text:p>
      <text:p text:style-name="P28"/>
      <text:p text:style-name="P28">Give it all to me</text:p>
      <text:p text:style-name="P28">Everything inside</text:p>
      <text:p text:style-name="P28">All will be revealed</text:p>
      <text:p text:style-name="P28">When</text:p>
      <text:p text:style-name="P28">There's nothing left to hide </text:p>
      <text:p text:style-name="P17"/>
      <text:p text:style-name="P17">As the song ends, Thisone teleports away.</text:p>
      <text:p text:style-name="P17"/>
      <text:p text:style-name="P17">Scene: Piano bar.  Thisone drinks alone.  Annai materializes next to him.</text:p>
      <text:p text:style-name="P17"><text:soft-page-break/></text:p>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text:soft-page-break/>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w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text:soft-page-break/>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text:soft-page-break/>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text:soft-page-break/>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think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text:soft-page-break/>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_Thisone: Do I know the song?</text:p>
      <text:p text:style-name="P19">_Morashon: You will.</text:p>
      <text:p text:style-name="P20"/>
      <text:p text:style-name="P17">(song)</text:p>
      <text:p text:style-name="P17"/>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_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a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text:span text:style-name="T10">weird.</text:span>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text:soft-page-break/>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text:soft-page-break/>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text:soft-page-break/>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just look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text:soft-page-break/>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text:soft-page-break/>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text:soft-page-break/>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7">Scene: private booth at a fancy restaurant</text:p>
      <text:p text:style-name="P17">Annai is already sitting in the booth; Thisone ports in. </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text:soft-page-break/>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t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text:soft-page-break/>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text:soft-page-break/>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 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text:soft-page-break/>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text:soft-page-break/>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oft-page-break/><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text:soft-page-break/></text:p>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8">You are the one</text:p>
      <text:p text:style-name="P28">You shine as bright as the sun</text:p>
      <text:p text:style-name="P28">I barely light up the room</text:p>
      <text:p text:style-name="P28">But I'll be brighter and soon</text:p>
      <text:p text:style-name="P28">I'm going to burn like a star</text:p>
      <text:p text:style-name="P28">Play that guitar</text:p>
      <text:p text:style-name="P28">Singing a song</text:p>
      <text:p text:style-name="P28">It won't take long</text:p>
      <text:p text:style-name="P28">'Till I feel</text:p>
      <text:p text:style-name="P28">Like I am real</text:p>
      <text:p text:style-name="P28"/>
      <text:p text:style-name="P28">yeah</text:p>
      <text:p text:style-name="P28"/>
      <text:p text:style-name="P28">I will be there</text:p>
      <text:p text:style-name="P28">I will be holding the chair</text:p>
      <text:p text:style-name="P28">I will be holding the ball</text:p>
      <text:p text:style-name="P28">I will be holding it all</text:p>
      <text:p text:style-name="P28">I will be holding you close</text:p>
      <text:p text:style-name="P28">Making a toast</text:p>
      <text:p text:style-name="P28">Drinking the wine</text:p>
      <text:p text:style-name="P28">Having a time</text:p>
      <text:p text:style-name="P28"/>
      <text:p text:style-name="P28">'Cause I feel</text:p>
      <text:p text:style-name="P28">Like I am real</text:p>
      <text:p text:style-name="P28">Like I can deal</text:p>
      <text:p text:style-name="P28">With what I feel</text:p>
      <text:p text:style-name="P28"/>
      <text:p text:style-name="P28">Yeah</text:p>
      <text:p text:style-name="P28">Like, "Am I Real?"</text:p>
      <text:p text:style-name="P28"/>
      <text:p text:style-name="P28">Now I'm a star</text:p>
      <text:p text:style-name="P28">I drive a thirty foot car</text:p>
      <text:p text:style-name="P28">I own a house in the woods</text:p>
      <text:p text:style-name="P28">I've got material goods</text:p>
      <text:p text:style-name="P28">I got a piece of my mind</text:p>
      <text:p text:style-name="P28">Cost me a dime</text:p>
      <text:p text:style-name="P28">Singing a song</text:p>
      <text:p text:style-name="P28"><text:soft-page-break/>Didn't take long</text:p>
      <text:p text:style-name="P28"/>
      <text:p text:style-name="P28">'Cause I feel ('Cause I feel)</text:p>
      <text:p text:style-name="P28">Like I am real (I am real)</text:p>
      <text:p text:style-name="P28">Like I can deal (I can deal)</text:p>
      <text:p text:style-name="P28">With what I feel (what I feel...)</text:p>
      <text:p text:style-name="P28">Like, "Am I Real?"</text:p>
      <text:p text:style-name="P28"/>
      <text:p text:style-name="P28">(solo -- played by the Ogre)</text:p>
      <text:p text:style-name="P28"/>
      <text:p text:style-name="P28">Nebulous plans</text:p>
      <text:p text:style-name="P28">Backed up by hopeless demands</text:p>
      <text:p text:style-name="P27"><text:span text:style-name="T6">    </text:span><text:span text:style-name="T7">(Like, “Am I Real?”)</text:span></text:p>
      <text:p text:style-name="P28">Devious schemes</text:p>
      <text:p text:style-name="P28">Dressed up like innocent dreams</text:p>
      <text:p text:style-name="P27"><text:span text:style-name="T6">    </text:span><text:span text:style-name="T7">(Like, “Am I Real?)</text:span></text:p>
      <text:p text:style-name="P28">Be what you are</text:p>
      <text:p text:style-name="P28">Play that guitar</text:p>
      <text:p text:style-name="P28">Singing songs</text:p>
      <text:p text:style-name="P28">Smoking longs</text:p>
      <text:p text:style-name="P28"/>
      <text:p text:style-name="P28">Do you feel (Yes I feel)</text:p>
      <text:p text:style-name="P28">Like you are real (I am real)</text:p>
      <text:p text:style-name="P28">Like you can deal (I can deal)</text:p>
      <text:p text:style-name="P28">With what you feel (What I feel...)</text:p>
      <text:p text:style-name="P28">Like, "Am I Real?"</text:p>
      <text:p text:style-name="P28"/>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text:soft-page-break/></text:p>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breath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text:soft-page-break/>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have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text:soft-page-break/>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text:soft-page-break/>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text:soft-page-break/>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text:soft-page-break/>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text:soft-page-break/>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6">_Morashon: Goodbye, Annai. (he disappears)</text:p>
      <text:p text:style-name="P16">_Annai: (after a short pause) Goodbye.</text:p>
      <text:p text:style-name="P17"/>
      <text:p text:style-name="P17">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30">Now as the years unwind</text:p>
      <text:p text:style-name="P30">Our love so true</text:p>
      <text:p text:style-name="P30">The morning sun illuminates our view</text:p>
      <text:p text:style-name="P30">And when it's hard on me and you</text:p>
      <text:p text:style-name="P29"><text:span text:style-name="T1">We think of Starlite</text:span><text:span text:style-name="T4">tm</text:span><text:span text:style-name="T1"> we once new</text:span></text:p>
      <text:p text:style-name="P30"/>
      <text:p text:style-name="P30"/>
      <text:p text:style-name="P17">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30"/>
      <text:p text:style-name="P30">Something has changed</text:p>
      <text:p text:style-name="P30">Something is strange</text:p>
      <text:p text:style-name="P29"><text:span text:style-name="T1">Starlite</text:span><text:span text:style-name="T4">tm</text:span><text:span text:style-name="T1"> has turned to day</text:span></text:p>
      <text:p text:style-name="P30"/>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text:soft-page-break/>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the music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text:soft-page-break/>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1700's ballroom. <text:s/>Morashon (mostly human), Thisone, and Annai are in period dress. <text:s/>As they sing, they perform a stately dance. <text:s/>The Ogre accompanies them on harpsichord.</text:p>
      <text:p text:style-name="P17"/>
      <text:p text:style-name="P31">Song: Ballad of Morashon</text:p>
      <text:p text:style-name="P31">Sung by: Thisone, Morashon, Annai (?)</text:p>
      <text:p text:style-name="P31"/>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ext:soft-page-break/>(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text:soft-page-break/>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3">Morashon and me...</text:p>
      <text:p text:style-name="P17"/>
      <text:p text:style-name="P17">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7"/>
      <text:p text:style-name="P16">_Thisone (as Morashon): Thank you for coming.  This will be my farewell performance.  </text:p>
      <text:p text:style-name="P16"/>
      <text:p text:style-name="P17">(boos and whistles from crowd, murmuring -- who is this? Where's Morashon?)</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
      <text:p text:style-name="P17">Morashon is green, humanoid, and two-headed, alternating lead vocals and singing harmony (in Thisone's voice). He does a soft-shoe, with two tophats and a cane.</text:p>
      <text:p text:style-name="P17"><text:soft-page-break/></text:p>
      <text:p text:style-name="P26"><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text:soft-page-break/>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ong)</text:p>
      <text:p text:style-name="P17"/>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9"/>
      <text:p text:style-name="P17">Scene: Starlite Lounge; three years later (end of <text:s/>flashback).  </text:p>
      <text:p text:style-name="P17"/>
      <text:p text:style-name="P18">_Pianoplayer: <text:s/>Hello, my friends. <text:s/>It seems, again, we have come to the end of another night of music, magic, and mischief. <text:s/>Now I must bid you all adieu, as the Starlite fades into blackness -- vast, infinite, inconsolable.</text:p>
      <text:p text:style-name="P18"/>
      <text:p text:style-name="P17">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7"/>
      <text:p text:style-name="P17">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text:span text:style-name="T1">(voices of Morashon and Annai in unison:) </text:span>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A Love Sublime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text:soft-page-break/>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preaching.</text:p>
      <text:p text:style-name="P13"/>
      <text:p text:style-name="P37"/>
      <text:p text:style-name="P31"><text:soft-page-break/>The bartender changes the channel, and the camera pans around so we can see the TV screen. <text:s/>“One” plays, and we see a video of Morashon (Thisone) performing the song, with tophats and cane. <text:s/>The title reads: “Morashon -- Two-headed Talent!” <text:s/></text:p>
      <text:p text:style-name="P31"/>
      <text:p text:style-name="P31">Song: You (Reprise)</text:p>
      <text:p text:style-name="P31">Sung By: Thisone (As Morashon)</text:p>
      <text:p text:style-name="P31"/>
      <text:p text:style-name="P26"><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31"/>
      <text:p text:style-name="P31">The bartender and the other customers are laughing and enjoying the video. <text:s/>Camera zooms in to the screen, as an information bubble appears:</text:p>
      <text:p text:style-name="P31"/>
      <text:p text:style-name="P34"><text:soft-page-break/>Moldy Memeories</text:p>
      <text:p text:style-name="P36">Where Are They Now?</text:p>
      <text:p text:style-name="P35">click here to find out!</text:p>
      <text:p text:style-name="P12"/>
      <text:p text:style-name="P31">Thisone leaves a tip, gets up, and leaves the bar.</text:p>
      <text:p text:style-name="P31"/>
      <text:p text:style-name="P32">The End</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31</meta:editing-cycles>
    <dc:date>2012-11-03T00:18:51</dc:date>
    <meta:editing-duration>P14DT10H59M4S</meta:editing-duration>
    <meta:document-statistic meta:table-count="0" meta:image-count="0" meta:object-count="0" meta:page-count="46" meta:paragraph-count="1692" meta:word-count="19304" meta:character-count="108440" meta:non-whitespace-character-count="89078"/>
  </office:meta>
</office:document-meta>
</file>